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uncyConversion.normalize( double value , double startValue , double en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cyConversion.b3_nobounce( double ten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ouncyConversion.project_normal( double n , double start , double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cyConversion.getBouncin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cyConversion.linear_interpolation( double t , double start , double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cyConversion.getBouncy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cyConversion.b3_friction2( double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cyConversion.getBouncyFri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cyConversion.getSp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cyConversion.BouncyConversion( double speed , double bounci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uncyConversion.b3_friction3( double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cyConversion.quadratic_out_interpolation( double t , double start , double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cyConversion.b3_friction1( double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